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22in"/>
    </style:style>
    <style:style style:name="co2" style:family="table-column">
      <style:table-column-properties fo:break-before="auto" style:column-width="5.2783in"/>
    </style:style>
    <style:style style:name="co3" style:family="table-column">
      <style:table-column-properties fo:break-before="auto" style:column-width="3.7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l,n,o,9,t,v,x,y,7,aa,ab,ac,11,ad,ae,3,ag,ah,ai,aj,an,ao,ap,1,4,5,</text:p>
          </table:table-cell>
          <table:table-cell office:value-type="string">
            <text:p>a,n,9,7,11,ae,ag,ah,ai,ao,ap,</text:p>
          </table:table-cell>
          <table:table-cell office:value-type="string">
            <text:p>a,n,9,7,11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j,l,9,t,v,x,y,7,aa,ab,ac,11,ad,ae,3,ag,ah,ai,aj,am,an,ao,ap,8,1,4,</text:p>
          </table:table-cell>
          <table:table-cell office:value-type="string">
            <text:p>a,j,y,7,11,ag,ai,aj,am,ap,</text:p>
          </table:table-cell>
          <table:table-cell office:value-type="string">
            <text:p>a,j,y,7,11,ag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b,c,l,n,t,v,x,y,7,aa,ab,ac,11,ad,ae,3,ag,ah,ai,aj,an,ao,ap,8,12,1,5,</text:p>
          </table:table-cell>
          <table:table-cell office:value-type="string">
            <text:p>n,7,ab,11,ae,ag,ai,aj,ao,ap,5,</text:p>
          </table:table-cell>
          <table:table-cell office:value-type="string">
            <text:p>n,7,ab,11,ae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a,k,9,7,ah,ai,aj,am,ao,ap,</text:p>
          </table:table-cell>
          <table:table-cell office:value-type="string">
            <text:p>a,k,9,7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<text:s/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b,c,j,l,n,9,t,v,x,7,aa,ab,ac,11,ad,ae,3,ag,ah,ai,aj,am,an,ap,8,12,1,4,5,</text:p>
          </table:table-cell>
          <table:table-cell office:value-type="string">
            <text:p>9,7,ab,11,ag,ai,aj,am,ap,4,</text:p>
          </table:table-cell>
          <table:table-cell office:value-type="string">
            <text:p>9,7,ab,11,ag,ai,aj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b,c,l,n,t,v,x,7,aa,ab,ac,11,ad,3,ag,ah,ai,aj,an,ao,ap,8,1,5,</text:p>
          </table:table-cell>
          <table:table-cell office:value-type="string">
            <text:p>n,7,ab,11,ag,ai,aj,ao,ap,5,</text:p>
          </table:table-cell>
          <table:table-cell office:value-type="string">
            <text:p>n,7,ab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b,c,k,l,n,o,t,v,x,7,aa,ab,ac,11,ad,ae,3,ag,ah,ai,aj,an,ao,ap,8,1,5,</text:p>
          </table:table-cell>
          <table:table-cell office:value-type="string">
            <text:p>k,n,7,ac,11,ai,aj,ao,ap,5,</text:p>
          </table:table-cell>
          <table:table-cell office:value-type="string">
            <text:p>k,n,7,ac,11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a,k,9,7,ah,ai,aj,am,ao,ap,</text:p>
          </table:table-cell>
          <table:table-cell office:value-type="string">
            <text:p>a,k,9,7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j,l,n,9,t,v,x,7,aa,ab,ac,11,ad,ae,3,ag,ah,ai,aj,am,an,ao,ap,8,1,4,5,</text:p>
          </table:table-cell>
          <table:table-cell office:value-type="string">
            <text:p>a,j,n,7,ag,ah,ai,aj,am,ao,ap,5,</text:p>
          </table:table-cell>
          <table:table-cell office:value-type="string">
            <text:p>a,j,n,7,ag,ah,ai,aj,am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t,v,x,y,7,aa,ab,ac,11,3,ag,ah,ai,aj,am,an,ap,8,1,4,5,</text:p>
          </table:table-cell>
          <table:table-cell office:value-type="string">
            <text:p>a,n,y,7,ac,11,ag,ah,ai,aj,am,ap,5,</text:p>
          </table:table-cell>
          <table:table-cell office:value-type="string">
            <text:p>a,n,y,7,ac,11,ag,ah,ai,aj,am,ap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<text:s/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4/49</text:p>
          </table:table-cell>
          <table:table-cell table:number-columns-repeated="2" office:value-type="string">
            <text:p>2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9.3877551020408">
            <text:p>69.39</text:p>
          </table:table-cell>
          <table:table-cell table:number-columns-repeated="2" office:value-type="float" office:value="48.9795918367347">
            <text:p>48.98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i,l,9,s,v,x,7,aa,ab,13,ac,11,ad,ae,3,af,ag,ah,ai,aj,al,am,an,ao,ap,8,12,1,2,4,5,</text:p>
          </table:table-cell>
          <table:table-cell office:value-type="string">
            <text:p>a,c,h,l,9,s,x,7,aa,ac,11,ad,ag,ai,aj,al,am,an,ao,ap,8,12,1,2,</text:p>
          </table:table-cell>
          <table:table-cell office:value-type="string">
            <text:p>a,c,h,l,9,s,x,7,aa,ac,11,ad,ag,ai,aj,al,am,an,ao,ap,8,12,1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39:06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